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25cm" fo:min-width="14.5cm"/>
    </style:style>
    <style:style style:name="gr2" style:family="graphic" style:parent-style-name="standard">
      <style:graphic-properties draw:textarea-horizontal-align="justify" draw:textarea-vertical-align="middle" draw:auto-grow-height="false" fo:min-height="8.25cm" fo:min-width="17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8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5cm" svg:height="4.5cm" svg:x="2cm" svg:y="2cm">
          <text:p text:style-name="P1"><text:span text:style-name="T1">Variable</text:span></text:p>
          <text:p text:style-name="P1"><text:span text:style-name="T1"/></text:p>
          <text:list text:style-name="L1">
            <text:list-item>
              <text:p text:style-name="P2"><text:span text:style-name="T1">Name/type</text:span></text:p>
            </text:list-item>
            <text:list-item>
              <text:p text:style-name="P2"><text:span text:style-name="T1">Iterator, one of:</text:span></text:p>
              <text:list>
                <text:list-item>
                  <text:p text:style-name="P2"><text:span text:style-name="T1">One extent (based on type)</text:span></text:p>
                </text:list-item>
                <text:list-item>
                  <text:p text:style-name="P2"><text:span text:style-name="T1">List iterator to process 'contains'</text:span></text:p>
                </text:list-item>
                <text:list-item>
                  <text:p text:style-name="P2"><text:span text:style-name="T1">One or more index iterator: </text:span><text:span text:style-name="T1"><text:line-break/></text:span><text:span text:style-name="T1">Number of 'or'-terms times </text:span><text:span text:style-name="T1"><text:line-break/></text:span><text:span text:style-name="T1">(number of index field + ORDER BY field (main VAR only) 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5cm" svg:height="8.5cm" svg:x="2cm" svg:y="7.5cm">
          <text:p text:style-name="P2"><text:span text:style-name="T2">No index / not optimized:</text:span></text:p>
          <text:p text:style-name="P2"><text:span text:style-name="T2">Step #1</text:span></text:p>
          <text:list text:style-name="L1">
            <text:list-item>
              <text:p text:style-name="P2"><text:span text:style-name="T2">One iterator per Variable (extent)</text:span></text:p>
            </text:list-item>
            <text:list-item>
              <text:p text:style-name="P2"><text:span text:style-name="T2">Variables are onl;y persitent types (not primitives, check if this should be possible)</text:span></text:p>
            </text:list-item>
          </text:list>
          <text:p text:style-name="P2"><text:span text:style-name="T2"/></text:p>
          <text:p text:style-name="P2"><text:span text:style-name="T2">Step #2</text:span></text:p>
          <text:list text:continue-numbering="true" text:style-name="L1">
            <text:list-item>
              <text:p text:style-name="P2"><text:span text:style-name="T2">Find and use indexes on main VAR</text:span></text:p>
            </text:list-item>
          </text:list>
          <text:p text:style-name="P2"><text:span text:style-name="T2"/></text:p>
          <text:p text:style-name="P2"><text:span text:style-name="T2">Step x</text:span></text:p>
          <text:list text:continue-numbering="true" text:style-name="L1">
            <text:list-item>
              <text:p text:style-name="P2"><text:span text:style-name="T2">Do not evaluate terms that led to index usage (they are implicit)</text:span></text:p>
            </text:list-item>
          </text:list>
          <text:p text:style-name="P2"><text:span text:style-name="T2"/></text:p>
          <text:p text:style-name="P2"><text:span text:style-name="T2">Step #3</text:span></text:p>
          <text:list text:continue-numbering="true" text:style-name="L1">
            <text:list-item>
              <text:p text:style-name="P2"><text:span text:style-name="T2">Reorder terms</text:span></text:p>
            </text:list-item>
          </text:list>
          <text:p text:style-name="P2"><text:span text:style-name="T2"/></text:p>
          <text:p text:style-name="P2"><text:span text:style-name="T2">Step #2</text:span></text:p>
          <text:list text:continue-numbering="true" text:style-name="L1">
            <text:list-item>
              <text:p text:style-name="P2"><text:span text:style-name="T2">"contains(x) &amp;&amp; x.y = ..." -&gt; 'contains' is turned into iterator over collections?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8.5cm" svg:height="1.5cm" svg:x="6cm" svg:y="17cm">
          <text:p text:style-name="P3">Index info per query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5cm" svg:height="1.5cm" svg:x="6cm" svg:y="19.5cm">
          <text:p text:style-name="P3">Index info per variabl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25cm" svg:y1="18.5cm" svg:x2="10.25cm" svg:y2="19.5cm" draw:start-shape="id1" draw:start-glue-point="2" draw:end-shape="id2" draw:end-glue-point="0" svg:d="M10250 18500v1000" svg:viewBox="0 0 1 1001">
          <text:p text:style-name="P3">nVars</text:p>
        </draw:connector>
        <draw:custom-shape draw:style-name="gr3" draw:text-style-name="P3" xml:id="id3" draw:id="id3" draw:layer="layout" svg:width="8.5cm" svg:height="1.5cm" svg:x="6cm" svg:y="22cm">
          <text:p text:style-name="P3">Index info per subtree</text:p>
          <text:p text:style-name="P3">(each OR has as subtree)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25cm" svg:y1="21cm" svg:x2="10.25cm" svg:y2="22cm" draw:start-shape="id2" draw:start-glue-point="2" draw:end-shape="id3" svg:d="M10250 21000v1000" svg:viewBox="0 0 1 1001">
          <text:p text:style-name="P3">nSubtrees</text:p>
        </draw:connector>
        <draw:custom-shape draw:style-name="gr3" draw:text-style-name="P3" xml:id="id4" draw:id="id4" draw:layer="layout" svg:width="8.5cm" svg:height="1.5cm" svg:x="1cm" svg:y="25cm">
          <text:p text:style-name="P3">MinMaxMap</text:p>
          <text:p text:style-name="P3">(List of concrete index proposals)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8.5cm" svg:height="1.5cm" svg:x="11.5cm" svg:y="25cm">
          <text:p text:style-name="P3">Cumulative index proposal</text:p>
          <text:p text:style-name="P3">(List of cumulative)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cm" svg:y1="22.75cm" svg:x2="5.25cm" svg:y2="25cm" draw:start-shape="id3" draw:start-glue-point="3" draw:end-shape="id4" draw:end-glue-point="0" svg:d="M6000 22750h-750v2250" svg:viewBox="0 0 751 2251">
          <text:p text:style-name="P3">1</text:p>
        </draw:connector>
        <draw:connector draw:style-name="gr4" draw:text-style-name="P3" draw:layer="layout" svg:x1="10.25cm" svg:y1="23.5cm" svg:x2="11.5cm" svg:y2="25.75cm" draw:start-shape="id3" draw:start-glue-point="2" draw:end-shape="id5" draw:end-glue-point="3" svg:d="M10250 23500v2250h1250" svg:viewBox="0 0 1251 2251">
          <text:p text:style-name="P3">nCumulativeProposal</text:p>
        </draw:connector>
        <draw:connector draw:style-name="gr4" draw:text-style-name="P3" draw:layer="layout" svg:x1="15.75cm" svg:y1="25cm" svg:x2="14.5cm" svg:y2="22.75cm" draw:start-shape="id5" draw:end-shape="id3" draw:end-glue-point="1" svg:d="M15750 25000v-2250h-1250" svg:viewBox="0 0 1251 2251">
          <text:p text:style-name="P3">nSubTree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="Arrow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5M56S</meta:editing-duration>
    <meta:editing-cycles>12</meta:editing-cycles>
    <meta:generator>LibreOffice/5.4.2.2$Windows_X86_64 LibreOffice_project/22b09f6418e8c2d508a9eaf86b2399209b0990f4</meta:generator>
    <dc:date>2018-01-07T22:17:18.533000000</dc:date>
    <meta:document-statistic meta:object-count="12"/>
  </office:meta>
</office:document-meta>
</file>